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691cm" svg:height="3.203cm" draw:transform="skewX (-0.000174532925199434) rotate (1.55247036964896) translate (3.3232638862234cm 7.99423362398919cm)" svg:viewBox="0 0 4692 3204" svg:d="M4603 2740c-615 118-750 135-1634 299-885 165-1080 191-1633 146-553-43-1191-524-1322-1485-131-960 655-1956 1649-1640 220 70 240 745 3 693-853-192-1044 607-880 1314 165 708 780 563 1747 374 966-189 1350-297 1612-370s746 579 458 669z">
          <text:p/>
        </draw:path>
        <draw:path draw:style-name="gr1" draw:text-style-name="P1" draw:layer="layout" svg:width="0.902cm" svg:height="0.661cm" draw:transform="rotate (-2.15687788961459) translate (4.24162447873229cm 6.25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45cm" svg:height="2.578cm" draw:transform="rotate (-1.55212130379856) translate (6.5439044839938cm 3.0962641408248cm)" svg:viewBox="0 0 946 2579" svg:d="M945 2466c-41-205-133-561-163-1029-29-470 28-866 42-1061 15-194-811-493-810-329-15 435-27 745 13 1300s76 796 135 1108c35 187 809 137 783 11z">
          <text:p/>
        </draw:path>
        <draw:path draw:style-name="gr1" draw:text-style-name="P1" draw:layer="layout" svg:width="0.903cm" svg:height="0.661cm" draw:transform="rotate (-2.15757602131539) translate (6.2868244404371cm 3.494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4.6693069992837cm 3.42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9) rotate (-2.15652882376419) translate (6.779706971542cm 3.2683621593123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8:37.254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